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StarSymbol" svg:font-family="StarSymbo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Body_20_Text">
      <style:text-properties fo:font-weight="bold" style:font-weight-asian="bold" style:font-weight-complex="bold"/>
    </style:style>
    <style:style style:name="P2" style:family="paragraph" style:parent-style-name="Body_20_Text_20_First">
      <style:text-properties fo:font-weight="normal" style:font-weight-asian="normal" style:font-weight-complex="normal"/>
    </style:style>
    <style:style style:name="P3" style:family="paragraph" style:parent-style-name="Body_20_Text_20_Cont">
      <style:text-properties fo:font-weight="bold" style:font-weight-asian="bold" style:font-weight-complex="bold"/>
    </style:style>
    <style:style style:name="P4" style:family="paragraph" style:parent-style-name="Body_20_Text_20_Cont">
      <style:text-properties fo:font-style="normal" fo:font-weight="normal" style:font-style-asian="normal" style:font-weight-asian="normal" style:font-style-complex="normal" style:font-weight-complex="normal"/>
    </style:style>
    <style:style style:name="P5" style:family="paragraph" style:parent-style-name="Body_20_Text_20_Cont">
      <style:text-properties fo:font-weight="normal" style:font-weight-asian="normal" style:font-weight-complex="normal"/>
    </style:style>
    <style:style style:name="P6" style:family="paragraph" style:parent-style-name="Code_20_Caption">
      <style:text-properties fo:font-style="italic" style:font-style-asian="italic" style:font-style-complex="italic"/>
    </style:style>
    <style:style style:name="P7" style:family="paragraph" style:parent-style-name="Code">
      <style:text-properties fo:font-weight="normal" style:font-weight-asian="normal" style:font-weight-complex="normal"/>
    </style:style>
    <style:style style:name="P8" style:family="paragraph" style:parent-style-name="Code_20_First">
      <style:text-properties fo:font-weight="normal" style:font-weight-asian="normal" style:font-weight-complex="normal"/>
    </style:style>
    <style:style style:name="P9" style:family="paragraph" style:parent-style-name="Code_20_Last">
      <style:text-properties fo:font-weight="normal" style:font-weight-asian="normal" style:font-weight-complex="normal"/>
    </style:style>
    <style:style style:name="P10" style:family="paragraph" style:parent-style-name="Chapter_20_Number"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number:number-style style:name="N0">
      <number:number number:min-integer-digits="1"/>
    </number:number-style>
  </office:automatic-styles>
  <office:body>
    <office:text text:use-soft-page-breaks="true">
      <office:forms form:automatic-focus="false" form:apply-design-mode="false"/>
      <text:tracked-changes>
        <text:changed-region text:id="ct147927848">
          <text:deletion>
            <office:change-info>
              <dc:creator>Matthew Moodie</dc:creator>
              <dc:date>2008-09-15T15:57:00</dc:date>
            </office:change-info>
            <text:p text:style-name="Body_20_Text_20_Cont">s</text:p>
          </text:deletion>
        </text:changed-region>
        <text:changed-region text:id="ct-1405950640">
          <text:insertion>
            <office:change-info>
              <dc:creator>Ray Lischner</dc:creator>
              <dc:date>2008-09-21T10:16:00</dc:date>
            </office:change-info>
          </text:insertion>
        </text:changed-region>
        <text:changed-region text:id="ct147549024">
          <text:deletion>
            <office:change-info>
              <dc:creator>Ray Lischner</dc:creator>
              <dc:date>2008-09-21T10:02:00</dc:date>
            </office:change-info>
            <text:p text:style-name="Body_20_Text">every </text:p>
          </text:deletion>
        </text:changed-region>
        <text:changed-region text:id="ct-1406021216">
          <text:insertion>
            <office:change-info>
              <dc:creator>Ray Lischner</dc:creator>
              <dc:date>2008-09-21T10:02:00</dc:date>
            </office:change-info>
          </text:insertion>
        </text:changed-region>
        <text:changed-region text:id="ct148249200">
          <text:deletion>
            <office:change-info>
              <dc:creator>Ray Lischner</dc:creator>
              <dc:date>2008-09-21T10:15:00</dc:date>
            </office:change-info>
            <text:p text:style-name="Body_20_Text">probably </text:p>
          </text:deletion>
        </text:changed-region>
      </text:tracked-changes>
      <text:variable-decls>
        <text:variable-decl office:value-type="float" text:name="chapt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Exploration <text:variable-set text:name="chapter" office:value-type="float" office:value="58" style:data-style-name="N0">58</text:variable-set></text:p>
      <text:p text:style-name="Chapter_20_Title">Exception-safety</text:p>
      <text:p text:style-name="Body_20_Text_20_First">Exploration 43 introduced exceptions, and you have used them in a number of programs since then. Dynamic memory introduces a new wrinkle regarding exceptions, and you need to be that much more careful when handling exceptions in order to do so safely and properly in the face of dynamic memory management. In particular, you need to watch for memory leaks and similar problems.</text:p>
      <text:p text:style-name="Heading_20_1">Memory Leaks</text:p>
      <text:p text:style-name="Body_20_Text_20_First">Careless use of dynamic memory and exceptions can result in memory leaks, that is, memory that a program allocates but fails to free. In modern desktop operating systems, when an application terminates, the operating system reclaims all memory that the application used, so it is easy to become complacent about memory leaks. After all, no leak outlives the program invocation. But then your pesky users surprise you and leave your word processor (or whatever) running for days on end. They don’t notice the memory leaking until suddenly they can no longer edit documents, and the automatic backup utility cannot allocate enough memory to save the user’s work before the program terminates abruptly.</text:p>
      <text:p text:style-name="Body_20_Text">Maybe that’s an extreme example, but leaking memory is a symptom of mismanaging memory. If you mismanage memory in one part of the program, you probably mismanage memory in other parts, too. Those other parts might be less benign than a mere memory leak.</text:p>
      <text:p text:style-name="Body_20_Text">Consider the silly program in Listing <text:variable-get text:name="chapter" office:value-type="float" style:data-style-name="N0">58</text:variable-get>-<text:reference-ref text:reference-format="text" text:ref-name="lots_o_leaks_code">1</text:reference-ref>.</text:p>
      <text:p text:style-name="Code_20_Caption">Listing <text:variable-get text:name="chapter" office:value-type="float" style:data-style-name="N0">58</text:variable-get>-<text:reference-mark-start text:name="lots_o_leaks_code"/><text:sequence text:ref-name="refText0" text:name="Text" text:formula="ooow:Text+1" style:num-format="1">1</text:sequence><text:reference-mark-end text:name="lots_o_leaks_code"/>. Silly program to demonstrate memory leaks</text:p>
      <text:p text:style-name="Code_20_First">#include &lt;iostream&gt;</text:p>
      <text:p text:style-name="Code">#include &lt;istream&gt;</text:p>
      <text:p text:style-name="Code">#include &lt;ostream&gt;</text:p>
      <text:p text:style-name="Code">#include &lt;sstream&gt;</text:p>
      <text:p text:style-name="Code">#include &lt;string&gt;</text:p>
      <text:p text:style-name="Code"/>
      <text:p text:style-name="Code">int* read(std::istream&amp; in)</text:p>
      <text:p text:style-name="Code">{</text:p>
      <text:p text:style-name="Code"><text:s text:c="2"/>int value;</text:p>
      <text:p text:style-name="Code"><text:s text:c="2"/>if (in &gt;&gt; value)</text:p>
      <text:p text:style-name="Code"><text:s text:c="4"/>return new int(value);</text:p>
      <text:p text:style-name="Code"><text:s text:c="2"/>else</text:p>
      <text:p text:style-name="Code"><text:s text:c="4"/>return 0;</text:p>
      <text:p text:style-name="Code">}</text:p>
      <text:p text:style-name="Code"/>
      <text:p text:style-name="Code">int divide(int x, int y)</text:p>
      <text:p text:style-name="Code">{</text:p>
      <text:p text:style-name="Code"><text:s text:c="2"/>return x / y;</text:p>
      <text:p text:style-name="Code">}</text:p>
      <text:p text:style-name="Code"/>
      <text:p text:style-name="Code"><text:soft-page-break/>int main()</text:p>
      <text:p text:style-name="Code">{</text:p>
      <text:p text:style-name="Code"><text:s text:c="2"/>std::cout &lt;&lt; "Enter pairs of numbers, and I will divide them.\n";</text:p>
      <text:p text:style-name="Code"><text:s text:c="2"/>std::string line;</text:p>
      <text:p text:style-name="Code"><text:s text:c="2"/>while(std::getline(std::cin, line))</text:p>
      <text:p text:style-name="Code"><text:s text:c="2"/>{</text:p>
      <text:p text:style-name="Code"><text:s text:c="4"/>std::istringstream input(line);</text:p>
      <text:p text:style-name="Code"><text:s text:c="4"/>if (int* x = read(input))</text:p>
      <text:p text:style-name="Code"><text:s text:c="6"/>if (int* y = read(input))</text:p>
      <text:p text:style-name="Code"><text:s text:c="8"/>std::cout &lt;&lt; divide(*x, *y) &lt;&lt; '\n';</text:p>
      <text:p text:style-name="Code"><text:s text:c="2"/>}</text:p>
      <text:p text:style-name="Code_20_Last">}</text:p>
      <text:p text:style-name="Body_20_Text_20_Cont">This program introduces a new C++ feature. The <text:span text:style-name="Code_20_Inline">if</text:span> statements in <text:span text:style-name="Code_20_Inline">main()</text:span> define variables inside their conditionals. The rules for this feature are restrictive, so it is not used often. You can declare only one declarator. You must use an equal sign to specify an initializer. The value is then implicitly converted to <text:span text:style-name="Code_20_Inline">bool</text:span>, which in this case means comparing to a null pointer. In other words, this conditional is true if the pointer is not null. The scope of the variable is limited to the body of the conditional (including the <text:span text:style-name="Code_20_Inline">else </text:span>portion of an <text:span text:style-name="Code_20_Inline">if</text:span> statement).</text:p>
      <text:p text:style-name="Body_20_Text">Now that you can understand the program, <text:span text:style-name="T5">what’s wrong with this program?</text:span></text:p>
      <text:p text:style-name="Body_20_Text_20_First">~LLL</text:p>
      <text:p text:style-name="Body_20_Text_20_First">~LLL</text:p>
      <text:p text:style-name="Body_20_Text_20_First">~LLL</text:p>
      <text:p text:style-name="Body_20_Text_20_Cont">The program leaks memory. It leaks memory if a line of text contains only one number<text:change text:change-id="ct147927848"/>. It leaks memory if a line of text contains two numbers. In short, the program leaks like a termite’s rowboat. Adding <text:span text:style-name="Code_20_Inline">delete</text:span> expressions should fix things, right? <text:span text:style-name="T5">Do it.</text:span><text:span text:style-name="T2"> Your program should now look like Listing </text:span><text:span text:style-name="T2"><text:variable-get text:name="chapter" office:value-type="float" style:data-style-name="N0">58</text:variable-get></text:span><text:span text:style-name="T2">-</text:span><text:span text:style-name="T2"><text:reference-ref text:reference-format="text" text:ref-name="add_delete_code">2</text:reference-ref></text:span><text:span text:style-name="T2">.</text:span></text:p>
      <text:p text:style-name="Code_20_Caption"><text:span text:style-name="T2">Listing </text:span><text:span text:style-name="T2"><text:variable-get text:name="chapter" office:value-type="float" style:data-style-name="N0">58</text:variable-get></text:span><text:span text:style-name="T2">-</text:span><text:reference-mark-start text:name="add_delete_code"/><text:span text:style-name="T2"><text:sequence text:ref-name="refText1" text:name="Text" text:formula="ooow:Text+1" style:num-format="1">2</text:sequence></text:span><text:reference-mark-end text:name="add_delete_code"/><text:span text:style-name="T2">. Adding delete expressions to the silly program</text:span></text:p>
      <text:p text:style-name="Code_20_First">#include &lt;iostream&gt;</text:p>
      <text:p text:style-name="Code">#include &lt;istream&gt;</text:p>
      <text:p text:style-name="Code">#include &lt;ostream&gt;</text:p>
      <text:p text:style-name="Code">#include &lt;sstream&gt;</text:p>
      <text:p text:style-name="Code">#include &lt;string&gt;</text:p>
      <text:p text:style-name="Code"/>
      <text:p text:style-name="Code">int* read(std::istream&amp; in)</text:p>
      <text:p text:style-name="Code">{</text:p>
      <text:p text:style-name="Code"><text:s text:c="2"/>int value;</text:p>
      <text:p text:style-name="Code"><text:s text:c="2"/>if (in &gt;&gt; value)</text:p>
      <text:p text:style-name="Code"><text:s text:c="4"/>return new int(value);</text:p>
      <text:p text:style-name="Code"><text:s text:c="2"/>else</text:p>
      <text:p text:style-name="Code"><text:s text:c="4"/>return 0;</text:p>
      <text:p text:style-name="Code">}</text:p>
      <text:p text:style-name="Code"/>
      <text:p text:style-name="Code">int divide(int x, int y)</text:p>
      <text:p text:style-name="Code">{</text:p>
      <text:p text:style-name="Code"><text:s text:c="2"/>return x / y;</text:p>
      <text:p text:style-name="Code">}</text:p>
      <text:p text:style-name="Code"/>
      <text:p text:style-name="Code"><text:soft-page-break/>int main()</text:p>
      <text:p text:style-name="Code">{</text:p>
      <text:p text:style-name="Code"><text:s text:c="2"/>std::cout &lt;&lt; "Enter pairs of numbers, and I will divide them.\n";</text:p>
      <text:p text:style-name="Code"><text:s text:c="2"/>std::string line;</text:p>
      <text:p text:style-name="Code"><text:s text:c="2"/>while(std::getline(std::cin, line))</text:p>
      <text:p text:style-name="Code"><text:s text:c="2"/>{</text:p>
      <text:p text:style-name="Code"><text:s text:c="4"/>std::istringstream input(line);</text:p>
      <text:p text:style-name="Code"><text:s text:c="4"/>if (int* x = read(input))</text:p>
      <text:p text:style-name="Code"><text:s text:c="4"/>{</text:p>
      <text:p text:style-name="Code"><text:s text:c="6"/>if (int* y = read(input))</text:p>
      <text:p text:style-name="Code"><text:s text:c="6"/>{</text:p>
      <text:p text:style-name="Code"><text:s text:c="8"/>std::cout &lt;&lt; divide(*x, *y) &lt;&lt; '\n';</text:p>
      <text:p text:style-name="Code"><text:s text:c="8"/>delete y;</text:p>
      <text:p text:style-name="Code"><text:s text:c="6"/>}</text:p>
      <text:p text:style-name="Code"><text:s text:c="6"/>delete x;</text:p>
      <text:p text:style-name="Code"><text:s text:c="4"/>}</text:p>
      <text:p text:style-name="Code"><text:s text:c="2"/>}</text:p>
      <text:p text:style-name="P9">}</text:p>
      <text:p text:style-name="P5">Well, that’s a little better, but only a little. Let’s make the problem more interesting, however, by adding some exceptions.</text:p>
      <text:p text:style-name="Heading_20_1"><text:change-start text:change-id="ct-1405950640"/>What You Can’t Do with auto_ptr</text:p>
      <text:p text:style-name="Body_20_Text_20_First">The <text:span text:style-name="Code_20_Inline">auto_ptr</text:span> template solves some problems, but it’s no panacea. The most glaring restriction in its use is that you cannot store an <text:span text:style-name="Code_20_Inline">auto_ptr</text:span> in a standard container. The standard containers require their contents be assignable and copyable. After the assignment or copy, the source and the target must be identical. That isn’t true for <text:span text:style-name="Code_20_Inline">auto_ptr</text:span> because the original gives up the pointer to the target of the assignment or copy.</text:p>
      <text:p text:style-name="Body_20_Text">Because of this key limitation, many C++ programmers avoid <text:span text:style-name="Code_20_Inline">auto_ptr</text:span>. Nonetheless, it has its uses, and if your organization eschews third-party libraries, <text:span text:style-name="Code_20_Inline">auto_ptr</text:span> might be all you have. But the standardization committee feels your pain, and the next revision to the language will deprecate <text:span text:style-name="Code_20_Inline">auto_ptr</text:span> in favor of newer, brighter, shinier classes. Exploration 60 takes a look at them and similar classes. But for now, <text:span text:style-name="Code_20_Inline">auto_ptr</text:span> is all we have in the standard, so it behooves us to understand the tools we have, and how best to use them.</text:p>
      <text:p text:style-name="Heading_20_1"><text:change-end text:change-id="ct-1405950640"/>Exceptions and Dynamic Memory</text:p>
      <text:p text:style-name="Body_20_Text_20_First">Exceptions can be a significant factor for memory errors. You might write a function that carefully matches every <text:span text:style-name="Code_20_Inline">new</text:span> with a corresponding <text:span text:style-name="Code_20_Inline">delete</text:span>, but an exception thrown in the middle of the function will cause that oh-so-carefully-written function to fail, and the program forgets all about that dynamically-allocated memory.</text:p>
      <text:p text:style-name="Body_20_Text">Any time you use a <text:span text:style-name="Code_20_Inline">new </text:span>expression, you must be aware of <text:change text:change-id="ct147549024"/>place<text:change-start text:change-id="ct-1406021216"/>s<text:change-end text:change-id="ct-1406021216"/> in your program that might throw an exception<office:annotation><dc:creator>RL</dc:creator><dc:date>2008-01-15T00:00:00</dc:date><text:p>That is a gross exageration. The whole point of exception safe programming is to avoid such a need</text:p><text:p/><text:p>I toned it down a little</text:p></office:annotation>, and you must have a plan for how to manage the exception to ensure that you don’t lose track of the dynamically-allocated memory and that the pointer always holds a valid address. Many places can throw exceptions, including <text:span text:style-name="Code_20_Inline">new</text:span> expressions, any I/O statement (if the appropriate exception mask bit is set, as explained in Exploration 43), and a number of other library calls.</text:p>
      <text:p text:style-name="Body_20_Text">To see an example of how exceptions can cause problems, read the program in Listing <text:variable-get text:name="chapter" office:value-type="float" style:data-style-name="N0">58</text:variable-get>-<text:reference-ref text:reference-format="text" text:ref-name="problem1_code">3</text:reference-ref>.</text:p>
      <text:p text:style-name="Code_20_Caption"><text:soft-page-break/>Listing <text:variable-get text:name="chapter" office:value-type="float" style:data-style-name="N0">58</text:variable-get>-<text:reference-mark-start text:name="problem1_code"/><text:sequence text:ref-name="refText2" text:name="Text" text:formula="ooow:Text+1" style:num-format="1">3</text:sequence><text:reference-mark-end text:name="problem1_code"/>. Demonstrating issues with exceptions and dynamic memory</text:p>
      <text:p text:style-name="Code_20_First">#include &lt;iostream&gt;</text:p>
      <text:p text:style-name="Code">#include &lt;istream&gt;</text:p>
      <text:p text:style-name="Code">#include &lt;ostream&gt;</text:p>
      <text:p text:style-name="Code">#include &lt;sstream&gt;</text:p>
      <text:p text:style-name="Code">#include &lt;stdexcept&gt;</text:p>
      <text:p text:style-name="Code">#include &lt;string&gt;</text:p>
      <text:p text:style-name="Code"/>
      <text:p text:style-name="Code">int* read(std::istream&amp; in)</text:p>
      <text:p text:style-name="Code">{</text:p>
      <text:p text:style-name="Code"><text:s text:c="2"/>int value;</text:p>
      <text:p text:style-name="Code"><text:s text:c="2"/>if (in &gt;&gt; value)</text:p>
      <text:p text:style-name="Code"><text:s text:c="4"/>return new int(value);</text:p>
      <text:p text:style-name="Code"><text:s text:c="2"/>else</text:p>
      <text:p text:style-name="Code"><text:s text:c="4"/>return 0;</text:p>
      <text:p text:style-name="Code">}</text:p>
      <text:p text:style-name="Code"/>
      <text:p text:style-name="Code">int divide(int x, int y)</text:p>
      <text:p text:style-name="Code">{</text:p>
      <text:p text:style-name="Code"><text:s text:c="2"/>if (y == 0)</text:p>
      <text:p text:style-name="Code"><text:s text:c="4"/>throw std::runtime_error("integer divide by zero");</text:p>
      <text:p text:style-name="Code"><text:s text:c="2"/>else if (x &lt; y)</text:p>
      <text:p text:style-name="Code"><text:s text:c="4"/>throw std::underflow_error("result is less than 1");</text:p>
      <text:p text:style-name="Code"><text:s text:c="2"/>else</text:p>
      <text:p text:style-name="Code"><text:s text:c="4"/>return x / y;</text:p>
      <text:p text:style-name="Code">}</text:p>
      <text:p text:style-name="Code"/>
      <text:p text:style-name="Code">int main()</text:p>
      <text:p text:style-name="Code">{</text:p>
      <text:p text:style-name="Code"><text:s text:c="2"/>std::cout &lt;&lt; "Enter pairs of numbers, and I will divide them.\n";</text:p>
      <text:p text:style-name="Code"><text:s text:c="2"/>std::string line;</text:p>
      <text:p text:style-name="Code"><text:s text:c="2"/>while(std::getline(std::cin, line))</text:p>
      <text:p text:style-name="Code"><text:s text:c="4"/>try</text:p>
      <text:p text:style-name="Code"><text:s text:c="4"/>{</text:p>
      <text:p text:style-name="Code"><text:s text:c="6"/>std::istringstream input(line);</text:p>
      <text:p text:style-name="Code"><text:s text:c="6"/>if (int* x = read(input))</text:p>
      <text:p text:style-name="Code"><text:s text:c="6"/>{</text:p>
      <text:p text:style-name="Code"><text:s text:c="8"/>if (int* y = read(input))</text:p>
      <text:p text:style-name="Code"><text:s text:c="8"/>{</text:p>
      <text:p text:style-name="Code"><text:s text:c="10"/>std::cout &lt;&lt; divide(*x, *y) &lt;&lt; '\n';</text:p>
      <text:p text:style-name="Code"><text:s text:c="10"/>delete y;</text:p>
      <text:p text:style-name="Code"><text:s text:c="8"/>}</text:p>
      <text:p text:style-name="Code"><text:s text:c="8"/>delete x;</text:p>
      <text:p text:style-name="Code"><text:s text:c="6"/>}</text:p>
      <text:p text:style-name="Code"><text:s text:c="4"/>} catch (std::exception const&amp; ex) {</text:p>
      <text:p text:style-name="Code"><text:s text:c="6"/>std::cout &lt;&lt; ex.what() &lt;&lt; '\n';</text:p>
      <text:p text:style-name="Code"><text:s text:c="4"/>}</text:p>
      <text:p text:style-name="Code_20_Last">}</text:p>
      <text:p text:style-name="P3">Now what’s wrong with this program?</text:p>
      <text:p text:style-name="Body_20_Text_20_First">~LLL</text:p>
      <text:p text:style-name="Body_20_Text_20_First">~LLL</text:p>
      <text:p text:style-name="Body_20_Text_20_First"><text:soft-page-break/>~LLL</text:p>
      <text:p text:style-name="Body_20_Text_20_Cont">The program leaks memory when the <text:span text:style-name="Code_20_Inline">divide</text:span> function throws an exception. In this case, the problem is easy to see, but in a more complicated program, it can be harder to identify. Looking at the input loop, it seems that every allocation is properly paired with a <text:span text:style-name="Code_20_Inline">delete</text:span> expression. And in a more complicated program, the source of exceptions and the <text:span text:style-name="Code_20_Inline">try</text:span>-<text:span text:style-name="Code_20_Inline">catch</text:span> statement might be far apart and unrelated to the input loop.</text:p>
      <text:p text:style-name="Body_20_Text">Ideally, you should be able to manage memory without knowing about exceptions. Fortunately, you can, at least to a certain degree.</text:p>
      <text:p text:style-name="Heading_20_1">Automatically Deleting Pointers</text:p>
      <text:p text:style-name="Body_20_Text_20_First">Keeping track of allocated memory can be tricky, so you should accept any help that C++ can offer. One class template that can help a lot<office:annotation><dc:creator>FWG</dc:creator><dc:date>2008-01-15T00:00:00</dc:date><text:p>Well, yes, but we are about to retire that. I.e</text:p><text:p>keep it in the standard (for legacy code) </text:p><text:p>but advocate that programmers do not use </text:p><text:p>it. There are other far better smart pointers.</text:p><text:p/></office:annotation> is <text:span text:style-name="Code_20_Inline">std::auto_ptr&lt;&gt;</text:span> (defined in the <text:span text:style-name="Code_20_Inline">&lt;memory&gt;</text:span> header). This template wraps a pointer so that when the <text:span text:style-name="Code_20_Inline">auto_ptr</text:span> object goes out of scope, it automatically deletes the pointer it wraps. The template also guarantees that exactly one <text:span text:style-name="Code_20_Inline">auto_ptr</text:span> object owns a particular pointer, so when you assign one <text:span text:style-name="Code_20_Inline">auto_ptr</text:span> to another, you know exactly which <text:span text:style-name="Code_20_Inline">auto_ptr</text:span> (the target of the assignment) owns the pointer and has responsibility for freeing it. You can assign <text:span text:style-name="Code_20_Inline">auto_ptr</text:span> objects, pass them to functions, and return them from functions; in all cases, ownership passes from one <text:span text:style-name="Code_20_Inline">auto_ptr</text:span> object to another. Like children playing the game of Hot Potato, whoever is left holding the pointer or potato in the end is the loser and must delete the pointer.</text:p>
      <text:p text:style-name="Body_20_Text">The <text:span text:style-name="Code_20_Inline">auto_ptr</text:span> template is particularly helpful when a program throws an exception. When C++ handles the exception, it unwinds the stack and destroys local variables along the way, so it will destroy local <text:span text:style-name="Code_20_Inline">auto_ptr</text:span> objects in those unwound stack frames, which will delete their pointers. Without <text:span text:style-name="Code_20_Inline">auto_ptr</text:span>, you might get a memory leak.</text:p>
      <text:p text:style-name="Body_20_Text">Thus, a common idiom is to use <text:span text:style-name="Code_20_Inline">auto_ptr&lt;&gt;</text:span> for local variables of pointer type, and for data members of pointer type. Equally viable, but less common, is for function parameters and return types to be <text:span text:style-name="Code_20_Inline">auto_ptr</text:span>, <office:annotation><dc:creator>FWG</dc:creator><dc:date>2008-01-15T00:00:00</dc:date><text:p>Well yes, but one reason for the bizarre copy semantics</text:p><text:p>of auto_pyr is exactly to support return fro </text:p><text:p>factory functions.</text:p><text:p/></office:annotation>as illustrated in Listing <text:variable-get text:name="chapter" office:value-type="float" style:data-style-name="N0">58</text:variable-get>-<text:reference-ref text:reference-format="text" text:ref-name="auto_ptr_code">4</text:reference-ref>.</text:p>
      <text:p text:style-name="Code_20_Caption">Listing <text:variable-get text:name="chapter" office:value-type="float" style:data-style-name="N0">58</text:variable-get>-<text:reference-mark-start text:name="auto_ptr_code"/><text:sequence text:ref-name="refText3" text:name="Text" text:formula="ooow:Text+1" style:num-format="1">4</text:sequence><text:reference-mark-end text:name="auto_ptr_code"/>. Using the <text:span text:style-name="Code_20_Inline">auto_ptr</text:span> class template</text:p>
      <text:p text:style-name="Code_20_First">#include &lt;iostream&gt;</text:p>
      <text:p text:style-name="Code">#include &lt;memory&gt;</text:p>
      <text:p text:style-name="Code">#include &lt;ostream&gt;</text:p>
      <text:p text:style-name="Code"/>
      <text:p text:style-name="Code">class see_me</text:p>
      <text:p text:style-name="Code">{</text:p>
      <text:p text:style-name="Code">public:</text:p>
      <text:p text:style-name="Code"><text:s text:c="2"/>see_me(int x) : x_(x) { std::cout &lt;&lt; <text:s/>"see_me(" &lt;&lt; x_ &lt;&lt; ")\n"; }</text:p>
      <text:p text:style-name="Code"><text:s text:c="2"/>~see_me() <text:s text:c="12"/>{ std::cout &lt;&lt; "~see_me(" &lt;&lt; x_ &lt;&lt; ")\n"; }</text:p>
      <text:p text:style-name="Code"><text:s text:c="2"/>int value() const <text:s text:c="4"/>{ return x_; }</text:p>
      <text:p text:style-name="Code">private:</text:p>
      <text:p text:style-name="Code"><text:s text:c="2"/>int x_;</text:p>
      <text:p text:style-name="Code">};</text:p>
      <text:p text:style-name="Code"/>
      <text:p text:style-name="Code">std::auto_ptr&lt;see_me&gt; nothing(std::auto_ptr&lt;see_me&gt; arg)</text:p>
      <text:p text:style-name="Code">{</text:p>
      <text:p text:style-name="Code"><text:s text:c="2"/>return arg;</text:p>
      <text:p text:style-name="Code">}</text:p>
      <text:p text:style-name="Code"/>
      <text:p text:style-name="Code"><text:soft-page-break/>template&lt;class T&gt;</text:p>
      <text:p text:style-name="Code">std::auto_ptr&lt;T&gt; make(int x)</text:p>
      <text:p text:style-name="Code">{</text:p>
      <text:p text:style-name="Code"><text:s text:c="2"/>return std::auto_ptr&lt;T&gt;(new T(x));</text:p>
      <text:p text:style-name="Code">}</text:p>
      <text:p text:style-name="Code"/>
      <text:p text:style-name="Code">int main()</text:p>
      <text:p text:style-name="Code">{</text:p>
      <text:p text:style-name="Code"><text:s text:c="2"/>std::cout &lt;&lt; "program begin...\n";</text:p>
      <text:p text:style-name="Code"><text:s text:c="2"/>std::auto_ptr&lt;see_me&gt; sm(make&lt;see_me&gt;(42));</text:p>
      <text:p text:style-name="Code"><text:s text:c="2"/>std::auto_ptr&lt;see_me&gt; other;</text:p>
      <text:p text:style-name="Code"><text:s text:c="2"/>other = nothing(sm);</text:p>
      <text:p text:style-name="Code"><text:s text:c="2"/>if (sm.get() == 0)</text:p>
      <text:p text:style-name="Code"><text:s text:c="4"/>std::cout &lt;&lt; "sm is null, having lost ownership of its pointer\n";</text:p>
      <text:p text:style-name="Code"><text:s text:c="2"/>if (other.get() != 0)</text:p>
      <text:p text:style-name="Code"><text:s text:c="4"/>std::cout &lt;&lt; "other now has ownership of the int, " &lt;&lt;</text:p>
      <text:p text:style-name="Code"><text:s text:c="17"/>other-&gt;value() &lt;&lt; '\n';</text:p>
      <text:p text:style-name="Code"><text:s text:c="2"/>std::cout &lt;&lt; "program ends...\n";</text:p>
      <text:p text:style-name="Code_20_Last">}</text:p>
      <text:p text:style-name="Body_20_Text_20_Cont">As you can see, the <text:span text:style-name="Code_20_Inline">get()</text:span> member function returns the raw pointer value, which you can use to test the pointer or pass to functions that do not expect to gain ownership of the pointer. You can assign a new <text:span text:style-name="Code_20_Inline">auto_ptr</text:span> value, which causes the target of the assignment to delete its old value and take ownership of the new pointer. Dereference the <text:span text:style-name="Code_20_Inline">auto_ptr</text:span> pointer with <text:span text:style-name="Code_20_Inline">*</text:span>, or use <text:span text:style-name="Code_20_Inline">-&gt;</text:span> to access members, the same way you would with an ordinary pointer.</text:p>
      <text:p text:style-name="P1"><text:span text:style-name="T4">Use </text:span><text:span text:style-name="Code_20_Inline"><text:span text:style-name="T4">std::auto_ptr</text:span></text:span><text:span text:style-name="T4"> to fix the program in Listing </text:span><text:span text:style-name="T4"><text:variable-get text:name="chapter" office:value-type="float" style:data-style-name="N0">58</text:variable-get></text:span><text:span text:style-name="T4">-</text:span><text:span text:style-name="T4"><text:reference-ref text:reference-format="text" text:ref-name="problem1_code">3</text:reference-ref></text:span><text:span text:style-name="T1">.</text:span><text:span text:style-name="T3"> Compare your repairs with mine in Listing </text:span><text:span text:style-name="T3"><text:variable-get text:name="chapter" office:value-type="float" style:data-style-name="N0">58</text:variable-get></text:span><text:span text:style-name="T3">-</text:span><text:span text:style-name="T3"><text:reference-ref text:reference-format="text" text:ref-name="fix_leaks_code">5</text:reference-ref></text:span><text:span text:style-name="T3">.</text:span></text:p>
      <text:p text:style-name="P6"><text:span text:style-name="T2">Listing </text:span><text:span text:style-name="T2"><text:variable-get text:name="chapter" office:value-type="float" style:data-style-name="N0">58</text:variable-get></text:span><text:span text:style-name="T2">-</text:span><text:reference-mark-start text:name="fix_leaks_code"/><text:span text:style-name="T2"><text:sequence text:ref-name="refText4" text:name="Text" text:formula="ooow:Text+1" style:num-format="1">5</text:sequence></text:span><text:reference-mark-end text:name="fix_leaks_code"/><text:span text:style-name="T2">. Fixing memory leaks</text:span></text:p>
      <text:p text:style-name="Code_20_First">#include &lt;iostream&gt;</text:p>
      <text:p text:style-name="Code">#include &lt;istream&gt;</text:p>
      <text:p text:style-name="Code_20_Bold">#include &lt;memory&gt;</text:p>
      <text:p text:style-name="Code">#include &lt;ostream&gt;</text:p>
      <text:p text:style-name="Code">#include &lt;sstream&gt;</text:p>
      <text:p text:style-name="Code">#include &lt;stdexcept&gt;</text:p>
      <text:p text:style-name="Code">#include &lt;string&gt;</text:p>
      <text:p text:style-name="Code"/>
      <text:p text:style-name="Code_20_Bold">std::auto_ptr&lt;int&gt; read(std::istream&amp; in)</text:p>
      <text:p text:style-name="Code">{</text:p>
      <text:p text:style-name="Code"><text:s text:c="2"/>int value;</text:p>
      <text:p text:style-name="Code"><text:s text:c="2"/>if (in &gt;&gt; value)</text:p>
      <text:p text:style-name="Code_20_Bold"><text:s text:c="4"/>return std::auto_ptr&lt;int&gt;(new int(value));</text:p>
      <text:p text:style-name="Code"><text:s text:c="2"/>else</text:p>
      <text:p text:style-name="Code_20_Bold"><text:s text:c="4"/>return std::auto_ptr&lt;int&gt;();</text:p>
      <text:p text:style-name="Code">}</text:p>
      <text:p text:style-name="Code"/>
      <text:p text:style-name="Code">int divide(int x, int y)</text:p>
      <text:p text:style-name="Code">{</text:p>
      <text:p text:style-name="Code"><text:s text:c="2"/>if (y == 0)</text:p>
      <text:p text:style-name="Code"><text:s text:c="4"/>throw std::runtime_error("integer divide by zero");</text:p>
      <text:p text:style-name="Code"><text:s text:c="2"/>else if (x &lt; y)</text:p>
      <text:p text:style-name="Code"><text:s text:c="4"/>throw std::underflow_error("result is less than 1");</text:p>
      <text:p text:style-name="Code"><text:soft-page-break/><text:s text:c="2"/>else</text:p>
      <text:p text:style-name="Code"><text:s text:c="4"/>return x / y;</text:p>
      <text:p text:style-name="Code">}</text:p>
      <text:p text:style-name="Code"/>
      <text:p text:style-name="Code">int main()</text:p>
      <text:p text:style-name="Code">{</text:p>
      <text:p text:style-name="Code"><text:s text:c="2"/>std::cout &lt;&lt; "Enter pairs of numbers, and I will divide them.\n";</text:p>
      <text:p text:style-name="Code"><text:s text:c="2"/>std::string line;</text:p>
      <text:p text:style-name="Code"><text:s text:c="2"/>while(std::getline(std::cin, line))</text:p>
      <text:p text:style-name="Code"><text:s text:c="4"/>try</text:p>
      <text:p text:style-name="Code"><text:s text:c="4"/>{</text:p>
      <text:p text:style-name="Code"><text:s text:c="6"/>std::istringstream input(line);</text:p>
      <text:p text:style-name="Code_20_Bold"><text:s text:c="6"/>std::auto_ptr&lt;int&gt; x(read(input));</text:p>
      <text:p text:style-name="Code_20_Bold"><text:s text:c="6"/>if (x.get() != 0)</text:p>
      <text:p text:style-name="Code"><text:s text:c="6"/>{</text:p>
      <text:p text:style-name="Code_20_Bold"><text:s text:c="8"/>std::auto_ptr&lt;int&gt; y(read(input));</text:p>
      <text:p text:style-name="Code_20_Bold"><text:s text:c="8"/>if (y.get() != 0)</text:p>
      <text:p text:style-name="Code"><text:s text:c="10"/>std::cout &lt;&lt; divide(*x, *y) &lt;&lt; '\n';</text:p>
      <text:p text:style-name="Code"><text:s text:c="6"/>}</text:p>
      <text:p text:style-name="Code"><text:s text:c="4"/>} catch (std::exception const&amp; ex) {</text:p>
      <text:p text:style-name="Code"><text:s text:c="6"/>std::cout &lt;&lt; ex.what() &lt;&lt; '\n';</text:p>
      <text:p text:style-name="Code"><text:s text:c="4"/>}</text:p>
      <text:p text:style-name="Code_20_Last">}</text:p>
      <text:p text:style-name="P4">The restrictions of a conditional declaration prevent its use with <text:span text:style-name="Code_20_Inline">auto_ptr</text:span> because the <text:span text:style-name="Code_20_Inline">auto_ptr</text:span> object has no implicit conversion to <text:span text:style-name="Code_20_Inline">bool</text:span>. Instead, you must explicitly call the <text:span text:style-name="Code_20_Inline">get()</text:span> member function to check whether it is null. Other than that, the changes are minimal, but they vastly increase the safety of this program. No matter what happens in the <text:span text:style-name="Code_20_Inline">divide</text:span> function or elsewhere, this program does not leak any memory.</text:p>
      <text:p text:style-name="Heading_20_1">Exceptions and Constructors</text:p>
      <text:p text:style-name="Body_20_Text_20_First">Even without <text:span text:style-name="Code_20_Inline">auto_ptr</text:span>, C++ guarantees one level of exception-safety when constructing an object: if a constructor throws an exception, the compiler automatically cleans up base-class portions of the incompletely-constructed object. The <text:span text:style-name="Code_20_Inline">new</text:span> expression never completes, so it never returns a pointer to an incomplete object. On the other hand, if the constructor managed to initialize some data members but not all, the initialized data members will be stranded. Listing <text:variable-get text:name="chapter" office:value-type="float" style:data-style-name="N0">58</text:variable-get>-<text:reference-ref text:reference-format="text" text:ref-name="ctor_exception_code">6</text:reference-ref> demonstrates how constructors and exceptions interact.</text:p>
      <text:p text:style-name="Code_20_Caption">Listing <text:variable-get text:name="chapter" office:value-type="float" style:data-style-name="N0">58</text:variable-get>-<text:reference-mark-start text:name="ctor_exception_code"/><text:sequence text:ref-name="refText5" text:name="Text" text:formula="ooow:Text+1" style:num-format="1">6</text:sequence><text:reference-mark-end text:name="ctor_exception_code"/>. Demonstrating constructors that throw exceptions</text:p>
      <text:p text:style-name="Code_20_First">#include &lt;iostream&gt;</text:p>
      <text:p text:style-name="Code">#include &lt;ostream&gt;</text:p>
      <text:p text:style-name="Code"/>
      <text:p text:style-name="Code">class see_me</text:p>
      <text:p text:style-name="Code">{</text:p>
      <text:p text:style-name="Code">public:</text:p>
      <text:p text:style-name="Code"><text:s text:c="2"/>see_me(int x) : x_(x) { std::cout &lt;&lt; <text:s/>"see_me(" &lt;&lt; x_ &lt;&lt; ")\n"; }</text:p>
      <text:p text:style-name="Code"><text:s text:c="2"/>~see_me() <text:s text:c="12"/>{ std::cout &lt;&lt; "~see_me(" &lt;&lt; x_ &lt;&lt; ")\n"; }</text:p>
      <text:p text:style-name="Code">private:</text:p>
      <text:p text:style-name="Code"><text:s text:c="2"/>int x_;</text:p>
      <text:p text:style-name="Code">};</text:p>
      <text:p text:style-name="Code"><text:soft-page-break/></text:p>
      <text:p text:style-name="Code">class bomb : public see_me</text:p>
      <text:p text:style-name="Code">{</text:p>
      <text:p text:style-name="Code">public:</text:p>
      <text:p text:style-name="Code"><text:s text:c="2"/>bomb() : see_me(1), a_(new see_me(2)) { throw 0; }</text:p>
      <text:p text:style-name="Code"><text:s text:c="2"/>~bomb() {</text:p>
      <text:p text:style-name="Code"><text:s text:c="4"/>delete a_;</text:p>
      <text:p text:style-name="Code"><text:s text:c="2"/>}</text:p>
      <text:p text:style-name="Code">private:</text:p>
      <text:p text:style-name="Code"><text:s text:c="2"/>see_me *a_;</text:p>
      <text:p text:style-name="Code">};</text:p>
      <text:p text:style-name="Code"/>
      <text:p text:style-name="Code">int main()</text:p>
      <text:p text:style-name="Code">{</text:p>
      <text:p text:style-name="Code"><text:s text:c="2"/>bomb *b(0);</text:p>
      <text:p text:style-name="Code"><text:s text:c="2"/>try {</text:p>
      <text:p text:style-name="Code"><text:s text:c="4"/>b = new bomb;</text:p>
      <text:p text:style-name="Code"><text:s text:c="2"/>} catch(int) {</text:p>
      <text:p text:style-name="Code"><text:s text:c="4"/>if (b == 0)</text:p>
      <text:p text:style-name="Code"><text:s text:c="6"/>std::cout &lt;&lt; "b is null\n";</text:p>
      <text:p text:style-name="Code"><text:s text:c="2"/>}</text:p>
      <text:p text:style-name="Code_20_Last">}</text:p>
      <text:p text:style-name="P3">Predict the output from this program:</text:p>
      <text:p text:style-name="P2">~LLL</text:p>
      <text:p text:style-name="P2">~LLL</text:p>
      <text:p text:style-name="P2">~LLL</text:p>
      <text:p text:style-name="P2">~LLL</text:p>
      <text:p text:style-name="P2">~LLL</text:p>
      <text:p text:style-name="P1">Run the program. What is the actual output?</text:p>
      <text:p text:style-name="P2">~LLL</text:p>
      <text:p text:style-name="P2">~LLL</text:p>
      <text:p text:style-name="P2">~LLL</text:p>
      <text:p text:style-name="P2">~LLL</text:p>
      <text:p text:style-name="P2">~LLL</text:p>
      <text:p text:style-name="P1">Explain your observations.</text:p>
      <text:p text:style-name="P2">~LLL</text:p>
      <text:p text:style-name="P2">~LLL</text:p>
      <text:p text:style-name="P2">~LLL</text:p>
      <text:p text:style-name="P2">~LLL</text:p>
      <text:p text:style-name="P2">~LLL</text:p>
      <text:p text:style-name="P1"><text:span text:style-name="T2">The </text:span><text:span text:style-name="Code_20_Inline"><text:span text:style-name="T2">bomb</text:span></text:span><text:span text:style-name="T2"> class throws an exception in its constructor. It derives from </text:span><text:span text:style-name="Code_20_Inline"><text:span text:style-name="T2">see_me</text:span></text:span><text:span text:style-name="T2">, and has an additional member of type pointer to </text:span><text:span text:style-name="Code_20_Inline"><text:span text:style-name="T2">see_me</text:span></text:span><text:span text:style-name="T2">. The </text:span><text:span text:style-name="Code_20_Inline"><text:span text:style-name="T2">see_me</text:span></text:span><text:span text:style-name="T2"> class lets you see the constructors and destructors, so you can see that the data member, </text:span><text:span text:style-name="Code_20_Inline"><text:span text:style-name="T2">see_me(2)</text:span></text:span><text:span text:style-name="T2">, is constructed, but never destroyed, which indicates a memory leak. The </text:span><text:span text:style-name="Code_20_Inline"><text:span text:style-name="T2">bomb </text:span></text:span><text:span text:style-name="T2">destructor never runs because the </text:span><text:span text:style-name="Code_20_Inline"><text:span text:style-name="T2">bomb</text:span></text:span><text:span text:style-name="T2"> </text:span><text:soft-page-break/><text:span text:style-name="T2">constructor never finishes. Therefore, </text:span><text:span text:style-name="Code_20_Inline"><text:span text:style-name="T2">a_</text:span></text:span><text:span text:style-name="T2"> is never cleaned up. On the other hand, </text:span><text:span text:style-name="Code_20_Inline"><text:span text:style-name="T2">see_me(1)</text:span></text:span><text:span text:style-name="T2"> is cleaned up because the base class is automatically cleaned up if a derived-class constructor throws an exception.</text:span></text:p>
      <text:p text:style-name="Body_20_Text"><text:span text:style-name="T2">The </text:span><text:span text:style-name="Code_20_Inline"><text:span text:style-name="T2">main()</text:span></text:span><text:span text:style-name="T2"> function catches the exception and can tell that the </text:span><text:span text:style-name="Code_20_Inline"><text:span text:style-name="T2">b</text:span></text:span><text:span text:style-name="T2"> variable was never assigned. Thus, there’s nothing for the </text:span><text:span text:style-name="Code_20_Inline"><text:span text:style-name="T2">main()</text:span></text:span><text:span text:style-name="T2"> function to clean up.</text:span></text:p>
      <text:p text:style-name="Body_20_Text"><text:span text:style-name="T2">What happens if you were to use </text:span><text:span text:style-name="Code_20_Inline"><text:span text:style-name="T2">auto_ptr</text:span></text:span><text:span text:style-name="T2"> in the </text:span><text:span text:style-name="Code_20_Inline"><text:span text:style-name="T2">bomb</text:span></text:span><text:span text:style-name="T2"> class? </text:span><text:span text:style-name="T5">Try and see. What happens?</text:span></text:p>
      <text:p text:style-name="Body_20_Text_20_First">~LLL</text:p>
      <text:p text:style-name="Body_20_Text_20_First">~LLL</text:p>
      <text:p text:style-name="Body_20_Text_20_First">~LLL</text:p>
      <text:p text:style-name="Body_20_Text">Listing <text:variable-get text:name="chapter" office:value-type="float" style:data-style-name="N0">58</text:variable-get>-<text:reference-ref text:reference-format="text" text:ref-name="auto_ptr_bomb_code">7</text:reference-ref> shows the new program.</text:p>
      <text:p text:style-name="Code_20_Caption">Listing <text:variable-get text:name="chapter" office:value-type="float" style:data-style-name="N0">58</text:variable-get>-<text:reference-mark-start text:name="auto_ptr_bomb_code"/><text:sequence text:ref-name="refText6" text:name="Text" text:formula="ooow:Text+1" style:num-format="1">7</text:sequence><text:reference-mark-end text:name="auto_ptr_bomb_code"/>. Using <text:span text:style-name="Code_20_Inline">auto_ptr</text:span> in bomb</text:p>
      <text:p text:style-name="Code_20_First">#include &lt;iostream&gt;</text:p>
      <text:p text:style-name="Code_20_Bold">#include &lt;memory&gt;</text:p>
      <text:p text:style-name="Code">#include &lt;ostream&gt;</text:p>
      <text:p text:style-name="Code"/>
      <text:p text:style-name="Code">class see_me</text:p>
      <text:p text:style-name="Code">{</text:p>
      <text:p text:style-name="Code">public:</text:p>
      <text:p text:style-name="Code"><text:s text:c="2"/>see_me(int x) : x_(x) { std::cout &lt;&lt; <text:s/>"see_me(" &lt;&lt; x_ &lt;&lt; ")\n"; }</text:p>
      <text:p text:style-name="Code"><text:s text:c="2"/>~see_me() <text:s text:c="12"/>{ std::cout &lt;&lt; "~see_me(" &lt;&lt; x_ &lt;&lt; ")\n"; }</text:p>
      <text:p text:style-name="Code">private:</text:p>
      <text:p text:style-name="Code"><text:s text:c="2"/>int x_;</text:p>
      <text:p text:style-name="Code">};</text:p>
      <text:p text:style-name="Code"/>
      <text:p text:style-name="Code">class bomb : public see_me</text:p>
      <text:p text:style-name="Code">{</text:p>
      <text:p text:style-name="Code">public:</text:p>
      <text:p text:style-name="Code"><text:s text:c="2"/>bomb() : see_me(1), a_(new see_me(2)) { throw 0; }</text:p>
      <text:p text:style-name="Code_20_Bold"><text:s text:c="2"/>~bomb() {}</text:p>
      <text:p text:style-name="Code">private:</text:p>
      <text:p text:style-name="Code_20_Bold"><text:s text:c="2"/>std::auto_ptr&lt;see_me&gt; a_;</text:p>
      <text:p text:style-name="Code">};</text:p>
      <text:p text:style-name="Code"/>
      <text:p text:style-name="Code">int main()</text:p>
      <text:p text:style-name="Code">{</text:p>
      <text:p text:style-name="Code"><text:s text:c="2"/>bomb *b(0);</text:p>
      <text:p text:style-name="Code"><text:s text:c="2"/>try {</text:p>
      <text:p text:style-name="Code"><text:s text:c="4"/>b = new bomb;</text:p>
      <text:p text:style-name="Code"><text:s text:c="2"/>} catch(int) {</text:p>
      <text:p text:style-name="Code"><text:s text:c="4"/>if (b == 0)</text:p>
      <text:p text:style-name="Code"><text:s text:c="6"/>std::cout &lt;&lt; "b is null\n";</text:p>
      <text:p text:style-name="Code"><text:s text:c="2"/>}</text:p>
      <text:p text:style-name="Code_20_Last">}</text:p>
      <text:p text:style-name="Body_20_Text_20_Cont"><text:span text:style-name="T2">Notice that all the </text:span><text:span text:style-name="Code_20_Inline"><text:span text:style-name="T2">see_me</text:span></text:span><text:span text:style-name="T2"> objects are now properly destroyed. Even though the constructor does not finish before throwing an exception, any data members that have been constructed will be destroyed. Thus, </text:span><text:span text:style-name="Code_20_Inline"><text:span text:style-name="T2">auto_ptr</text:span></text:span><text:span text:style-name="T2"> objects are cleaned up. Ta da! Mission accomplished! Or is it? Even with </text:span><text:span text:style-name="Code_20_Inline"><text:span text:style-name="T2">auto_ptr</text:span></text:span><text:span text:style-name="T2">, you must still be cautious. Consider the program in Listing </text:span><text:span text:style-name="T2"><text:variable-get text:name="chapter" office:value-type="float" style:data-style-name="N0">58</text:variable-get></text:span><text:span text:style-name="T2">-</text:span><text:span text:style-name="T2"><text:reference-ref text:reference-format="text" text:ref-name="double_ptrs_code">8</text:reference-ref></text:span><text:span text:style-name="T2">.</text:span></text:p>
      <text:p text:style-name="Code_20_Caption"><text:soft-page-break/><text:span text:style-name="T2">Listing </text:span><text:span text:style-name="T2"><text:variable-get text:name="chapter" office:value-type="float" style:data-style-name="N0">58</text:variable-get></text:span><text:span text:style-name="T2">-</text:span><text:reference-mark-start text:name="double_ptrs_code"/><text:span text:style-name="T2"><text:sequence text:ref-name="refText7" text:name="Text" text:formula="ooow:Text+1" style:num-format="1">8</text:sequence></text:span><text:reference-mark-end text:name="double_ptrs_code"/><text:span text:style-name="T2">. Mystery program that uses auto_ptr</text:span></text:p>
      <text:p text:style-name="P8">#include &lt;iostream&gt;</text:p>
      <text:p text:style-name="P7">#include &lt;memory&gt;</text:p>
      <text:p text:style-name="P7">#include &lt;ostream&gt;</text:p>
      <text:p text:style-name="P7"/>
      <text:p text:style-name="P7">class mystery</text:p>
      <text:p text:style-name="P7">{</text:p>
      <text:p text:style-name="P7">public:</text:p>
      <text:p text:style-name="P7"><text:s text:c="2"/>mystery() {}</text:p>
      <text:p text:style-name="P7"><text:s text:c="2"/>mystery(mystery const&amp;) { throw "oops"; }</text:p>
      <text:p text:style-name="P7">};</text:p>
      <text:p text:style-name="P7"/>
      <text:p text:style-name="P7">class demo</text:p>
      <text:p text:style-name="P7">{</text:p>
      <text:p text:style-name="P7">public:</text:p>
      <text:p text:style-name="P7"><text:s text:c="2"/>demo(int* x, mystery m, int* y) : x_(x), m_(m), y_(y) {}</text:p>
      <text:p text:style-name="P7"><text:s text:c="2"/>int x() const { return *x_; }</text:p>
      <text:p text:style-name="P7"><text:s text:c="2"/>int y() const { return *y_; }</text:p>
      <text:p text:style-name="P7">private:</text:p>
      <text:p text:style-name="P7"><text:s text:c="2"/>demo(demo const&amp;); <text:s text:c="12"/>// do not implement</text:p>
      <text:p text:style-name="P7"><text:s text:c="2"/>void operator=(demo const&amp;); <text:s text:c="2"/>// do not implement</text:p>
      <text:p text:style-name="P7"><text:s text:c="2"/>std::auto_ptr&lt;int&gt; x_;</text:p>
      <text:p text:style-name="P7"><text:s text:c="2"/>mystery <text:s text:c="11"/>m_;</text:p>
      <text:p text:style-name="P7"><text:s text:c="2"/>std::auto_ptr&lt;int&gt; y_;</text:p>
      <text:p text:style-name="P7">};</text:p>
      <text:p text:style-name="P7"/>
      <text:p text:style-name="P7">int main()</text:p>
      <text:p text:style-name="P7">{</text:p>
      <text:p text:style-name="P7"><text:s text:c="2"/>demo d(new int(42), mystery(), new int(24));</text:p>
      <text:p text:style-name="P7"><text:s text:c="2"/>std::cout &lt;&lt; d.x() &lt;&lt; d.y() &lt;&lt; '\n';</text:p>
      <text:p text:style-name="P9">}</text:p>
      <text:p text:style-name="P3">What’s wrong with this program?</text:p>
      <text:p text:style-name="Body_20_Text_20_First">~LLL</text:p>
      <text:p text:style-name="Body_20_Text_20_First">~LLL</text:p>
      <text:p text:style-name="Body_20_Text_20_First">~LLL</text:p>
      <text:p text:style-name="Body_20_Text">To help you understand what the program does, use a <text:span text:style-name="Code_20_Inline">see_me</text:span> object instead of <text:span text:style-name="Code_20_Inline">int</text:span>. Does that help you understand what the program does?</text:p>
      <text:p text:style-name="Body_20_Text">The <text:span text:style-name="Code_20_Inline">demo</text:span> class uses <text:span text:style-name="Code_20_Inline">auto_ptr</text:span> to ensure proper lifetime management of its pointers. It properly keeps the copy constructor and assignment operator private and unimplemented, to avoid any problems they might cause.</text:p>
      <text:p text:style-name="Body_20_Text">The problem is the basic design of the <text:span text:style-name="Code_20_Inline">demo</text:span> constructor. By taking two pointer arguments, it opens the possibility of losing track of these pointers before it can safely tuck them away in their <text:span text:style-name="Code_20_Inline">auto_ptr</text:span> wrappers. The <text:span text:style-name="Code_20_Inline">mystery</text:span> class forces an exception, but in a real program, unexpected exceptions can arise from a variety of less explicit sources.</text:p>
      <text:p text:style-name="Body_20_Text">The simplest solution is <text:change text:change-id="ct148249200"/>to force the caller to use <text:span text:style-name="Code_20_Inline">auto_ptr</text:span> by changing the <text:span text:style-name="Code_20_Inline">demo</text:span> constructor:</text:p>
      <text:p text:style-name="P8"><text:hidden-text text:condition="ooow:" text:string-value=".func" text:is-hidden="true"/>demo(std::auto_ptr&lt;int&gt; x, mystery m, std::auto_ptr&lt;int&gt; y)</text:p>
      <text:p text:style-name="P7">: x_(x), m_(m), y_(y)</text:p>
      <text:p text:style-name="P9">{}</text:p>
      <text:p text:style-name="Body_20_Text_20_Cont"><text:soft-page-break/><text:span text:style-name="T2">Exploration 61 will take a closer look at </text:span><text:span text:style-name="Code_20_Inline"><text:span text:style-name="T2">auto_ptr</text:span></text:span><text:span text:style-name="T2"> and some of its friends, but first, let’s take a side trip and discover the close connection between old-fashioned, C-style arrays and pointers.</text:span><text:span text:style-name="T2"><office:annotation><dc:creator>FWG</dc:creator><dc:date>2008-01-15T00:00:00</dc:date><text:p>I am unhappy about the way auto_ptr is presented here. </text:p><text:p>It is a very dangerous member of the library unless </text:p><text:p>its use is done very carefully. As a general rule it is</text:p><text:p>important to ensure that it is never passed by</text:p><text:p>rvalue, never placed in a container and never returned by reference.</text:p><text:p>I hope that in chapter soon after this one you introduce a much </text:p><text:p>safer smart pointer.</text:p><text:p/></office:anno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StarSymbol" svg:font-family="StarSymbo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layout-grid-base-width="0.278in" style:layout-grid-snap-to-characters="true" style:layout-grid-square-mode="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dc:title>Exploration 58 - Exception-safety</dc:title>
    <dc:subject>Exploring C++</dc:subject>
    <meta:initial-creator>Ray Lischner</meta:initial-creator>
    <meta:creation-date>2006-03-30T10:01:31</meta:creation-date>
    <dc:creator>Ray Lischner</dc:creator>
    <dc:date>2008-09-21T12:33:25</dc:date>
    <meta:editing-cycles>130</meta:editing-cycles>
    <meta:editing-duration>P1DT9H21M33S</meta:editing-duration>
    <meta:user-defined meta:name="codex-configfile">apress-cpp-dox.xml</meta:user-defined>
    <meta:user-defined meta:name="codex-chapter-number">58</meta:user-defined>
    <meta:user-defined meta:name="Info 4"/>
    <meta:user-defined meta:name="codex-doxygen"/>
    <meta:document-statistic meta:table-count="0" meta:image-count="0" meta:object-count="0" meta:page-count="11" meta:paragraph-count="356" meta:word-count="2643" meta:character-count="16082"/>
  </office:meta>
</office:document-meta>
</file>